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1766ACD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dda3" officeooo:paragraph-rsid="0000dda3"/>
    </style:style>
    <style:style style:name="P2" style:family="paragraph" style:parent-style-name="Standard">
      <style:text-properties fo:font-size="15pt" style:text-underline-style="solid" style:text-underline-width="auto" style:text-underline-color="font-color" fo:font-weight="bold" officeooo:rsid="0000dda3" officeooo:paragraph-rsid="0000dda3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.2in, 10.65in, 2in, 0.709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<text:bookmark-start text:name="__DdeLink__70_1933320588"/>Problem 1 :</text:p>
      <text:p text:style-name="Standard"><text:bookmark-end text:name="__DdeLink__70_1933320588"/></text:p>
      <text:p text:style-name="Standard"/>
      <text:p text:style-name="P1">SELECT DISTINCT</text:p>
      <text:p text:style-name="P1">City,</text:p>
      <text:p text:style-name="P1">State,</text:p>
      <text:p text:style-name="P1">Zip</text:p>
      <text:p text:style-name="P1">FROM Customer;</text:p>
      <text:p text:style-name="P1"/>
      <text:p text:style-name="P1"/>
      <text:p text:style-name="P1"><draw:frame draw:style-name="fr1" draw:name="Image1" text:anchor-type="paragraph" svg:width="2.8972in" svg:height="4.422in" draw:z-index="0"><draw:image xlink:href="Pictures/1000000000000556000003001766ACD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6:53:49.967836991</meta:creation-date>
    <dc:date>2017-05-30T17:03:37.627392426</dc:date>
    <meta:editing-duration>P0D</meta:editing-duration>
    <meta:editing-cycles>1</meta:editing-cycles>
    <meta:document-statistic meta:table-count="0" meta:image-count="1" meta:object-count="0" meta:page-count="1" meta:paragraph-count="6" meta:word-count="10" meta:character-count="54" meta:non-whitespace-character-count="50"/>
    <meta:generator>LibreOffice/4.2.8.2$Linux_X86_64 LibreOffice_project/420m0$Build-2</meta:generator>
  </office:meta>
</office:document-meta>
</file>